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1.63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fo:border="0.06pt solid #000000" style:vertical-align="middl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visibility="collapse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number-columns-repeated="1007" table:default-cell-style-name="ce1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Hausumringe</text:p>
            <text:p>[ALKIS]</text:p>
          </table:table-cell>
          <table:table-cell table:style-name="ce7" office:value-type="string" calcext:value-type="string">
            <text:p>Zeit für</text:p>
            <text:p>Spatial Extent</text:p>
            <text:p>GDF aus DVGs</text:p>
          </table:table-cell>
          <table:table-cell table:style-name="ce1" office:value-type="string" calcext:value-type="string">
            <text:p>Inputdaten</text:p>
            <text:p>.shp (NRW)</text:p>
            <text:p>Dateigröße</text:p>
          </table:table-cell>
          <table:table-cell table:style-name="ce1" office:value-type="string" calcext:value-type="string">
            <text:p>Lesen,</text:p>
            <text:p>Ggf. inkl.</text:p>
            <text:p>Zuschnitt</text:p>
          </table:table-cell>
          <table:table-cell table:style-name="ce1" office:value-type="string" calcext:value-type="string">
            <text:p>Anzahl</text:p>
            <text:p>Haus-</text:p>
            <text:p>Umringe</text:p>
          </table:table-cell>
          <table:table-cell table:style-name="ce1" office:value-type="string" calcext:value-type="string">
            <text:p>+ Q-, Diff-, </text:p>
            <text:p>Geometrie-</text:p>
            <text:p>Spalten</text:p>
          </table:table-cell>
          <table:table-cell table:style-name="ce1" office:value-type="string" calcext:value-type="string" table:number-columns-spanned="2" table:number-rows-spanned="1">
            <text:p>Ausgangsdaten</text:p>
            <text:p>.shp</text:p>
            <text:p>Dateigröße     Zeit    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Ausgangsdaten</text:p>
            <text:p>.gpkg</text:p>
            <text:p>Dateigröße    Zeit   </text:p>
          </table:table-cell>
          <table:covered-table-cell table:style-name="ce14"/>
          <table:table-cell table:style-name="ce1" office:value-type="string" calcext:value-type="string">
            <text:p>Gesamt</text:p>
            <text:p>Zeit</text:p>
          </table:table-cell>
          <table:table-cell table:style-name="ce17" table:number-columns-repeated="1006"/>
          <table:table-cell table:style-name="ce18" table:number-columns-repeated="5"/>
        </table:table-row>
        <table:table-row table:style-name="ro2">
          <table:table-cell table:style-name="ce2" office:value-type="string" calcext:value-type="string">
            <text:p>Aus Rohdaten</text:p>
          </table:table-cell>
          <table:table-cell table:style-name="ce8" office:value-type="string" calcext:value-type="string">
            <text:p>&lt; 3 s</text:p>
          </table:table-cell>
          <table:table-cell table:style-name="ce8" office:value-type="string" calcext:value-type="string">
            <text:p>ca. 2 GB</text:p>
          </table:table-cell>
          <table:table-cell table:style-name="ce8" office:value-type="string" calcext:value-type="string">
            <text:p>ca. 66 s</text:p>
          </table:table-cell>
          <table:table-cell table:style-name="ce8" office:value-type="string" calcext:value-type="string">
            <text:p>ca. 500.000</text:p>
          </table:table-cell>
          <table:table-cell table:style-name="ce8" office:value-type="string" calcext:value-type="string">
            <text:p>ca. 3 s</text:p>
          </table:table-cell>
          <table:table-cell table:style-name="ce13" office:value-type="string" calcext:value-type="string">
            <text:p>ca. 260 MB</text:p>
          </table:table-cell>
          <table:table-cell table:style-name="ce15" office:value-type="string" calcext:value-type="string">
            <text:p>ca. 169 s</text:p>
          </table:table-cell>
          <table:table-cell table:style-name="ce13" office:value-type="string" calcext:value-type="string">
            <text:p>ca. 154 MB</text:p>
          </table:table-cell>
          <table:table-cell table:style-name="ce15" office:value-type="string" calcext:value-type="string">
            <text:p>ca. 87 s</text:p>
          </table:table-cell>
          <table:table-cell table:style-name="ce8" office:value-type="string" calcext:value-type="string">
            <text:p>&lt; 7 mi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us Cropdaten*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a. 57 s</text:p>
          </table:table-cell>
          <table:table-cell table:style-name="ce8" office:value-type="string" calcext:value-type="string">
            <text:p>ca. 500.000</text:p>
          </table:table-cell>
          <table:table-cell table:style-name="ce8" office:value-type="string" calcext:value-type="string">
            <text:p>ca. 3 s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&lt; 1 min</text:p>
          </table:table-cell>
          <table:table-cell table:number-columns-repeated="1011"/>
        </table:table-row>
        <table:table-row table:style-name="ro2">
          <table:table-cell table:style-name="ce20" office:value-type="string" calcext:value-type="string">
            <text:p>*.gpkg zum Einlesen verwendet</text:p>
          </table:table-cell>
          <table:table-cell table:style-name="Default"/>
          <table:table-cell table:style-name="ce29" office:value-type="string" calcext:value-type="string">
            <text:p>Anmerkung: Zuschnitt auf Rechteck um DVG von Wuppertal, Velbert, Solingen mit bbox=gdf_spatial_extent, engine=fiona</text:p>
          </table:table-cell>
          <table:table-cell table:style-name="ce10"/>
          <table:table-cell table:style-name="Default"/>
          <table:table-cell table:style-name="ce10" table:number-columns-repeated="2"/>
          <table:table-cell table:style-name="Default"/>
          <table:table-cell table:style-name="ce10"/>
          <table:table-cell table:style-name="ce16"/>
          <table:table-cell table:style-name="Default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7"/>
          <table:table-cell table:style-name="Default"/>
          <table:table-cell table:style-name="ce10"/>
          <table:table-cell table:style-name="ce16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10"/>
          <table:table-cell table:style-name="ce11"/>
          <table:table-cell table:number-columns-repeated="1010"/>
        </table:table-row>
        <table:table-row table:style-name="ro2">
          <table:table-cell table:style-name="Default" table:number-columns-repeated="5"/>
          <table:table-cell table:style-name="ce10" table:number-columns-repeated="6"/>
          <table:table-cell table:style-name="ce11"/>
          <table:table-cell table:number-columns-repeated="1010"/>
        </table:table-row>
        <table:table-row table:style-name="ro2" table:number-rows-repeated="2">
          <table:table-cell table:style-name="ce5"/>
          <table:table-cell table:style-name="ce11" table:number-columns-repeated="11"/>
          <table:table-cell table:number-columns-repeated="1010"/>
        </table:table-row>
        <table:table-row table:style-name="ro2" table:number-rows-repeated="104856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.00.0000</text:date>, <text:time style:data-style-name="N2" text:time-value="15:03:12.198869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11T15:20:20.150132824</dc:date>
    <meta:editing-duration>PT29M1S</meta:editing-duration>
    <meta:editing-cycles>7</meta:editing-cycles>
    <meta:generator>LibreOffice/6.4.7.2$Linux_X86_64 LibreOffice_project/40$Build-2</meta:generator>
    <meta:document-statistic meta:table-count="1" meta:cell-count="33" meta:object-count="0"/>
  </office:meta>
</office:document-meta>
</file>